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paragraph-properties fo:line-height="100%"/>
      <style:text-properties officeooo:paragraph-rsid="03887c6f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9a1927"/>
    </style:style>
    <style:style style:name="P5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ab8851"/>
    </style:style>
    <style:style style:name="P6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b4288f"/>
    </style:style>
    <style:style style:name="P7" style:family="paragraph" style:parent-style-name="Text_20_body">
      <style:paragraph-properties fo:line-height="100%" fo:text-align="end" style:justify-single-word="false" style:writing-mode="rl-tb"/>
      <style:text-properties officeooo:rsid="038bf114" officeooo:paragraph-rsid="038bf114"/>
    </style:style>
    <style:style style:name="P8" style:family="paragraph" style:parent-style-name="Text_20_body">
      <style:paragraph-properties fo:line-height="100%" fo:text-align="end" style:justify-single-word="false" style:writing-mode="rl-tb"/>
      <style:text-properties officeooo:rsid="038cb220" officeooo:paragraph-rsid="038cb220"/>
    </style:style>
    <style:style style:name="P9" style:family="paragraph" style:parent-style-name="Text_20_body">
      <style:paragraph-properties fo:line-height="100%" fo:text-align="end" style:justify-single-word="false" style:writing-mode="rl-tb"/>
      <style:text-properties officeooo:rsid="039032f5" officeooo:paragraph-rsid="039032f5"/>
    </style:style>
    <style:style style:name="P10" style:family="paragraph" style:parent-style-name="Text_20_body">
      <style:paragraph-properties fo:line-height="100%" fo:text-align="end" style:justify-single-word="false" style:writing-mode="rl-tb"/>
      <style:text-properties officeooo:rsid="039b94b5" officeooo:paragraph-rsid="039b94b5"/>
    </style:style>
    <style:style style:name="P11" style:family="paragraph" style:parent-style-name="Text_20_body">
      <style:paragraph-properties fo:line-height="100%" fo:text-align="end" style:justify-single-word="false" style:writing-mode="rl-tb"/>
      <style:text-properties officeooo:rsid="03ad35b5" officeooo:paragraph-rsid="03ad35b5"/>
    </style:style>
    <style:style style:name="P12" style:family="paragraph" style:parent-style-name="Text_20_body">
      <style:paragraph-properties fo:line-height="100%" fo:text-align="end" style:justify-single-word="false" style:writing-mode="rl-tb"/>
      <style:text-properties officeooo:rsid="03b2afaa" officeooo:paragraph-rsid="03b2afaa"/>
    </style:style>
    <style:style style:name="P13" style:family="paragraph" style:parent-style-name="Text_20_body">
      <style:paragraph-properties fo:line-height="100%" fo:text-align="end" style:justify-single-word="false" style:writing-mode="rl-tb"/>
      <style:text-properties officeooo:rsid="03ccae73" officeooo:paragraph-rsid="03ccae73"/>
    </style:style>
    <style:style style:name="P14" style:family="paragraph" style:parent-style-name="Text_20_body">
      <style:paragraph-properties fo:line-height="100%" fo:text-align="end" style:justify-single-word="false" style:writing-mode="rl-tb"/>
      <style:text-properties officeooo:rsid="0408f488" officeooo:paragraph-rsid="0408f488"/>
    </style:style>
    <style:style style:name="P15" style:family="paragraph" style:parent-style-name="Text_20_body">
      <style:paragraph-properties fo:line-height="100%" fo:text-align="end" style:justify-single-word="false" style:writing-mode="rl-tb"/>
      <style:text-properties officeooo:rsid="0388c6b3" officeooo:paragraph-rsid="03efbb1c"/>
    </style:style>
    <style:style style:name="P16" style:family="paragraph" style:parent-style-name="Text_20_body">
      <style:paragraph-properties fo:line-height="100%" fo:text-align="end" style:justify-single-word="false" style:writing-mode="rl-tb"/>
      <style:text-properties officeooo:rsid="03efbb1c" officeooo:paragraph-rsid="03efbb1c"/>
    </style:style>
    <style:style style:name="P17" style:family="paragraph" style:parent-style-name="Text_20_body">
      <style:paragraph-properties fo:line-height="100%" fo:text-align="end" style:justify-single-word="false" style:writing-mode="rl-tb"/>
      <style:text-properties officeooo:rsid="040cd770" officeooo:paragraph-rsid="040cd770"/>
    </style:style>
    <style:style style:name="P18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9f2ed0"/>
    </style:style>
    <style:style style:name="P19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ad35b5"/>
    </style:style>
    <style:style style:name="P20" style:family="paragraph" style:parent-style-name="Text_20_body">
      <style:paragraph-properties fo:line-height="100%" fo:text-align="end" style:justify-single-word="false" style:writing-mode="rl-tb"/>
      <style:text-properties officeooo:rsid="03a0a576" officeooo:paragraph-rsid="03a23f4a"/>
    </style:style>
    <style:style style:name="P21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1a75c"/>
    </style:style>
    <style:style style:name="P22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2afaa"/>
    </style:style>
    <style:style style:name="P2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642aa1" fo:background-color="transparent"/>
    </style:style>
    <style:style style:name="P24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c8d4a4" fo:background-color="transparent"/>
    </style:style>
    <style:style style:name="P2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d9aab4" fo:background-color="transparent"/>
    </style:style>
    <style:style style:name="P2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bf2832" fo:background-color="transparent"/>
    </style:style>
    <style:style style:name="P2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c64199" fo:background-color="transparent"/>
    </style:style>
    <style:style style:name="P2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413f01c" fo:background-color="transparent"/>
    </style:style>
    <style:style style:name="P2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642aa1" fo:background-color="transparent"/>
    </style:style>
    <style:style style:name="P30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e64e6e" fo:background-color="transparent"/>
    </style:style>
    <style:style style:name="P31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b72b" officeooo:paragraph-rsid="03c6b72b" fo:background-color="transparent"/>
    </style:style>
    <style:style style:name="P32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b7502" officeooo:paragraph-rsid="03db7502" fo:background-color="transparent"/>
    </style:style>
    <style:style style:name="P3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c4782" officeooo:paragraph-rsid="03dc4782" fo:background-color="transparent"/>
    </style:style>
    <style:style style:name="P34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1495c" officeooo:paragraph-rsid="03c8d4a4" fo:background-color="transparent"/>
    </style:style>
    <style:style style:name="P3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1495c" officeooo:paragraph-rsid="03f1495c" fo:background-color="transparent"/>
    </style:style>
    <style:style style:name="P3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27846" officeooo:paragraph-rsid="03e64e6e" fo:background-color="transparent"/>
    </style:style>
    <style:style style:name="P3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41029" officeooo:paragraph-rsid="03db7502" fo:background-color="transparent" style:font-weight-asian="normal" style:font-weight-complex="normal"/>
    </style:style>
    <style:style style:name="P3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4034cc6" officeooo:paragraph-rsid="04034cc6" fo:background-color="transparent"/>
    </style:style>
    <style:style style:name="P3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4199" officeooo:paragraph-rsid="03c64199" fo:background-color="transparent"/>
    </style:style>
    <style:style style:name="P40" style:family="paragraph" style:parent-style-name="Standard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bd31f" officeooo:paragraph-rsid="041bd31f" fo:background-color="transparent"/>
    </style:style>
    <style:style style:name="P41" style:family="paragraph" style:parent-style-name="Text_20_body">
      <style:paragraph-properties fo:line-height="100%"/>
      <style:text-properties officeooo:rsid="03642aa1" officeooo:paragraph-rsid="03642aa1"/>
    </style:style>
    <style:style style:name="P42" style:family="paragraph" style:parent-style-name="Text_20_body">
      <style:paragraph-properties fo:line-height="100%"/>
      <style:text-properties officeooo:rsid="03846b87" officeooo:paragraph-rsid="03846b87"/>
    </style:style>
    <style:style style:name="P43" style:family="paragraph" style:parent-style-name="Text_20_body">
      <style:paragraph-properties fo:line-height="100%"/>
      <style:text-properties officeooo:rsid="03b57b00" officeooo:paragraph-rsid="03b57b00"/>
    </style:style>
    <style:style style:name="P44" style:family="paragraph" style:parent-style-name="Text_20_body">
      <style:paragraph-properties fo:line-height="100%"/>
      <style:text-properties officeooo:paragraph-rsid="03887c6f"/>
    </style:style>
    <style:style style:name="P45" style:family="paragraph" style:parent-style-name="Text_20_body">
      <style:paragraph-properties fo:line-height="100%"/>
      <style:text-properties officeooo:rsid="03e1cf92" officeooo:paragraph-rsid="03e1cf92"/>
    </style:style>
    <style:style style:name="P46" style:family="paragraph" style:parent-style-name="Text_20_body">
      <style:paragraph-properties fo:line-height="100%"/>
      <style:text-properties officeooo:rsid="03bf2832" officeooo:paragraph-rsid="03642aa1"/>
    </style:style>
    <style:style style:name="P47" style:family="paragraph" style:parent-style-name="Text_20_body">
      <style:paragraph-properties fo:line-height="100%"/>
      <style:text-properties officeooo:rsid="037ec5d6" officeooo:paragraph-rsid="03f58705"/>
    </style:style>
    <style:style style:name="P48" style:family="paragraph" style:parent-style-name="Text_20_body">
      <style:paragraph-properties fo:line-height="100%"/>
      <style:text-properties officeooo:rsid="03f5bdba" officeooo:paragraph-rsid="03f5bdba"/>
    </style:style>
    <style:style style:name="P49" style:family="paragraph" style:parent-style-name="Text_20_body">
      <style:paragraph-properties fo:line-height="100%"/>
      <style:text-properties officeooo:rsid="03827fc2" officeooo:paragraph-rsid="03fc3f8f"/>
    </style:style>
    <style:style style:name="P50" style:family="paragraph" style:parent-style-name="Text_20_body">
      <style:paragraph-properties fo:line-height="100%" fo:text-align="start" style:justify-single-word="false" style:writing-mode="lr-tb"/>
      <style:text-properties officeooo:rsid="036ae1f4" officeooo:paragraph-rsid="036ae1f4"/>
    </style:style>
    <style:style style:name="P51" style:family="paragraph" style:parent-style-name="Text_20_body">
      <style:paragraph-properties fo:line-height="100%" fo:text-align="start" style:justify-single-word="false" style:writing-mode="lr-tb"/>
      <style:text-properties officeooo:rsid="038cb220" officeooo:paragraph-rsid="038cb220"/>
    </style:style>
    <style:style style:name="P52" style:family="paragraph" style:parent-style-name="Text_20_body">
      <style:paragraph-properties fo:line-height="100%" fo:text-align="start" style:justify-single-word="false" style:writing-mode="lr-tb"/>
      <style:text-properties officeooo:rsid="039b94b5" officeooo:paragraph-rsid="039b94b5"/>
    </style:style>
    <style:style style:name="P53" style:family="paragraph" style:parent-style-name="Text_20_body">
      <style:paragraph-properties fo:line-height="100%" fo:text-align="start" style:justify-single-word="false" style:writing-mode="lr-tb"/>
      <style:text-properties fo:font-size="12pt" officeooo:paragraph-rsid="03a8614f" style:font-size-asian="12pt" style:font-size-complex="12pt"/>
    </style:style>
    <style:style style:name="P54" style:family="paragraph" style:parent-style-name="Text_20_body">
      <style:paragraph-properties fo:line-height="100%" fo:text-align="start" style:justify-single-word="false" style:writing-mode="lr-tb"/>
      <style:text-properties officeooo:rsid="03887c6f" officeooo:paragraph-rsid="03887c6f"/>
    </style:style>
    <style:style style:name="P55" style:family="paragraph" style:parent-style-name="Text_20_body">
      <style:paragraph-properties fo:line-height="100%" fo:text-align="start" style:justify-single-word="false" style:writing-mode="lr-tb"/>
      <style:text-properties fo:color="#009933" officeooo:rsid="040cd770" officeooo:paragraph-rsid="040cd770"/>
    </style:style>
    <style:style style:name="P56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rsid="03ab8851" officeooo:paragraph-rsid="03ab8851" fo:background-color="transparent"/>
    </style:style>
    <style:style style:name="P57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642aa1" fo:background-color="transparent"/>
    </style:style>
    <style:style style:name="P58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c54007" fo:background-color="transparent"/>
    </style:style>
    <style:style style:name="P59" style:family="paragraph" style:parent-style-name="Standard">
      <style:paragraph-properties fo:line-height="100%" fo:text-align="start" style:justify-single-word="false" style:writing-mode="lr-tb"/>
      <style:text-properties style:use-window-font-color="true" fo:background-color="transparent"/>
    </style:style>
    <style:style style:name="P60" style:family="paragraph" style:parent-style-name="Standard">
      <style:paragraph-properties fo:line-height="100%" fo:text-align="start" style:justify-single-word="false" style:writing-mode="lr-tb"/>
      <style:text-properties style:use-window-font-color="true" officeooo:rsid="03ab8851" fo:background-color="transparent"/>
    </style:style>
    <style:style style:name="P61" style:family="paragraph" style:parent-style-name="Heading_20_1">
      <style:paragraph-properties fo:line-height="100%"/>
      <style:text-properties officeooo:rsid="0341ae22" officeooo:paragraph-rsid="0341ae22"/>
    </style:style>
    <style:style style:name="P62" style:family="paragraph" style:parent-style-name="Standard" style:list-style-name="L8">
      <style:paragraph-properties fo:line-height="100%" fo:text-align="start" style:justify-single-word="false" style:writing-mode="lr-tb"/>
      <style:text-properties fo:color="#009933" style:font-name="Droid Sans Mono" fo:font-size="10.5pt" fo:font-weight="normal" officeooo:rsid="0413f01c" officeooo:paragraph-rsid="0413f01c" fo:background-color="transparent"/>
    </style:style>
    <style:style style:name="P63" style:family="paragraph" style:parent-style-name="Standard" style:list-style-name="L12">
      <style:paragraph-properties fo:line-height="100%" fo:text-align="start" style:justify-single-word="false" style:writing-mode="lr-tb"/>
      <style:text-properties fo:color="#009933" style:font-name="Droid Sans Mono" fo:font-size="10.5pt" fo:font-weight="normal" officeooo:rsid="041bd31f" officeooo:paragraph-rsid="041bd31f" fo:background-color="transparent"/>
    </style:style>
    <style:style style:name="P64" style:family="paragraph" style:parent-style-name="Standard" style:list-style-name="L9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3f01c" officeooo:paragraph-rsid="0413f01c" fo:background-color="transparent"/>
    </style:style>
    <style:style style:name="P65" style:family="paragraph" style:parent-style-name="Standard" style:list-style-name="L12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9b1af" officeooo:paragraph-rsid="0419b1af" fo:background-color="transparent"/>
    </style:style>
    <style:style style:name="P66" style:family="paragraph" style:parent-style-name="Standard" style:list-style-name="L12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f2284" officeooo:paragraph-rsid="041b1e7e" fo:background-color="transparent"/>
    </style:style>
    <style:style style:name="P67" style:family="paragraph" style:parent-style-name="Standard" style:list-style-name="L13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f2284" officeooo:paragraph-rsid="041f2284" fo:background-color="transparent"/>
    </style:style>
    <style:style style:name="P68" style:family="paragraph" style:parent-style-name="Standard" style:list-style-name="L12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b6933" officeooo:paragraph-rsid="041b6933" fo:background-color="transparent"/>
    </style:style>
    <style:style style:name="P69" style:family="paragraph" style:parent-style-name="Standard" style:list-style-name="L12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bd31f" officeooo:paragraph-rsid="041bd31f" fo:background-color="transparent"/>
    </style:style>
    <style:style style:name="P70" style:family="paragraph" style:parent-style-name="Standard" style:list-style-name="L13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2000c0" officeooo:paragraph-rsid="042000c0" fo:background-color="transparent"/>
    </style:style>
    <style:style style:name="P71" style:family="paragraph" style:parent-style-name="Standard" style:list-style-name="L13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216af3" officeooo:paragraph-rsid="04216af3" fo:background-color="transparent"/>
    </style:style>
    <style:style style:name="P72" style:family="paragraph" style:parent-style-name="Standard" style:list-style-name="L10">
      <style:paragraph-properties fo:line-height="100%" fo:text-align="end" style:justify-single-word="false" style:writing-mode="rl-tb"/>
      <style:text-properties fo:color="#009933" officeooo:paragraph-rsid="0413f01c"/>
    </style:style>
    <style:style style:name="P73" style:family="paragraph" style:parent-style-name="Standard" style:list-style-name="L11">
      <style:paragraph-properties fo:line-height="100%" fo:text-align="end" style:justify-single-word="false" style:writing-mode="rl-tb"/>
      <style:text-properties officeooo:paragraph-rsid="04161dd5"/>
    </style:style>
    <style:style style:name="P74" style:family="paragraph" style:parent-style-name="Text_20_body" style:list-style-name="L1">
      <style:paragraph-properties fo:line-height="100%" fo:text-align="end" style:justify-single-word="false" style:writing-mode="rl-tb"/>
      <style:text-properties fo:color="#009933" officeooo:rsid="0408f488" officeooo:paragraph-rsid="0408f488"/>
    </style:style>
    <style:style style:name="P75" style:family="paragraph" style:parent-style-name="Text_20_body" style:list-style-name="L1">
      <style:paragraph-properties fo:line-height="100%" fo:text-align="end" style:justify-single-word="false" style:writing-mode="rl-tb"/>
      <style:text-properties fo:color="#009933" officeooo:rsid="0408f488" officeooo:paragraph-rsid="040b3b62"/>
    </style:style>
    <style:style style:name="P76" style:family="paragraph" style:parent-style-name="Text_20_body" style:list-style-name="L2">
      <style:paragraph-properties fo:line-height="100%" fo:text-align="end" style:justify-single-word="false" style:writing-mode="rl-tb"/>
      <style:text-properties fo:color="#009933" officeooo:rsid="040cd770" officeooo:paragraph-rsid="040cd770"/>
    </style:style>
    <style:style style:name="P77" style:family="paragraph" style:parent-style-name="Text_20_body" style:list-style-name="L4">
      <style:paragraph-properties fo:line-height="100%" fo:text-align="end" style:justify-single-word="false" style:writing-mode="rl-tb"/>
      <style:text-properties fo:color="#009933" officeooo:rsid="040cd770" officeooo:paragraph-rsid="040cd770"/>
    </style:style>
    <style:style style:name="P78" style:family="paragraph" style:parent-style-name="Text_20_body" style:list-style-name="L4">
      <style:paragraph-properties fo:line-height="100%" fo:text-align="end" style:justify-single-word="false" style:writing-mode="rl-tb"/>
      <style:text-properties fo:color="#009933" officeooo:rsid="040ec340" officeooo:paragraph-rsid="040ec340"/>
    </style:style>
    <style:style style:name="P79" style:family="paragraph" style:parent-style-name="Text_20_body" style:list-style-name="L5">
      <style:paragraph-properties fo:line-height="100%" fo:text-align="end" style:justify-single-word="false" style:writing-mode="rl-tb"/>
      <style:text-properties fo:color="#009933" officeooo:rsid="04102e1b" officeooo:paragraph-rsid="04102e1b"/>
    </style:style>
    <style:style style:name="P80" style:family="paragraph" style:parent-style-name="Text_20_body" style:list-style-name="L6">
      <style:paragraph-properties fo:line-height="100%" fo:text-align="end" style:justify-single-word="false" style:writing-mode="rl-tb"/>
      <style:text-properties fo:color="#009933" officeooo:rsid="04102e1b" officeooo:paragraph-rsid="04102e1b"/>
    </style:style>
    <style:style style:name="P81" style:family="paragraph" style:parent-style-name="Text_20_body" style:list-style-name="L7">
      <style:paragraph-properties fo:line-height="100%" fo:text-align="end" style:justify-single-word="false" style:writing-mode="rl-tb"/>
      <style:text-properties fo:color="#009933" officeooo:rsid="0411507e" officeooo:paragraph-rsid="0411507e"/>
    </style:style>
    <style:style style:name="P82" style:family="paragraph" style:parent-style-name="Text_20_body" style:list-style-name="L7">
      <style:paragraph-properties fo:line-height="100%" fo:text-align="end" style:justify-single-word="false" style:writing-mode="rl-tb"/>
      <style:text-properties fo:color="#009933" officeooo:rsid="0412bc12" officeooo:paragraph-rsid="0412bc12"/>
    </style:style>
    <style:style style:name="P83" style:family="paragraph" style:parent-style-name="Text_20_body" style:list-style-name="L3">
      <style:paragraph-properties fo:line-height="100%" fo:text-align="start" style:justify-single-word="false" style:writing-mode="lr-tb"/>
      <style:text-properties fo:color="#009933" officeooo:rsid="040cd770" officeooo:paragraph-rsid="040cd770"/>
    </style:style>
    <style:style style:name="T1" style:family="text">
      <style:text-properties fo:font-weight="bold" officeooo:rsid="03c82481" style:font-weight-asian="bold" style:font-weight-complex="bold"/>
    </style:style>
    <style:style style:name="T2" style:family="text">
      <style:text-properties fo:font-weight="bold" officeooo:rsid="03cbb6a3" style:font-weight-asian="bold" style:font-weight-complex="bold"/>
    </style:style>
    <style:style style:name="T3" style:family="text">
      <style:text-properties fo:font-weight="bold" officeooo:rsid="03d41029" style:font-weight-asian="bold" style:font-weight-complex="bold"/>
    </style:style>
    <style:style style:name="T4" style:family="text">
      <style:text-properties officeooo:rsid="03390305"/>
    </style:style>
    <style:style style:name="T5" style:family="text">
      <style:text-properties officeooo:rsid="0371b7ee"/>
    </style:style>
    <style:style style:name="T6" style:family="text">
      <style:text-properties officeooo:rsid="0375b986"/>
    </style:style>
    <style:style style:name="T7" style:family="text">
      <style:text-properties officeooo:rsid="03cbb6a3" style:font-weight-asian="normal" style:font-weight-complex="normal"/>
    </style:style>
    <style:style style:name="T8" style:family="text">
      <style:text-properties officeooo:rsid="03d41029" style:font-weight-asian="normal" style:font-weight-complex="normal"/>
    </style:style>
    <style:style style:name="T9" style:family="text">
      <style:text-properties officeooo:rsid="03ec1031" style:font-weight-asian="normal" style:font-weight-complex="normal"/>
    </style:style>
    <style:style style:name="T10" style:family="text">
      <style:text-properties officeooo:rsid="04079806" style:font-weight-asian="normal" style:font-weight-complex="normal"/>
    </style:style>
    <style:style style:name="T11" style:family="text">
      <style:text-properties officeooo:rsid="041b1e7e" style:font-weight-asian="normal" style:font-weight-complex="normal"/>
    </style:style>
    <style:style style:name="T12" style:family="text">
      <style:text-properties officeooo:rsid="037d3f3e"/>
    </style:style>
    <style:style style:name="T13" style:family="text">
      <style:text-properties officeooo:rsid="038031df"/>
    </style:style>
    <style:style style:name="T14" style:family="text">
      <style:text-properties fo:font-size="10pt" officeooo:rsid="038031df" style:font-size-asian="10pt" style:font-size-complex="10pt"/>
    </style:style>
    <style:style style:name="T15" style:family="text">
      <style:text-properties fo:font-size="10pt" officeooo:rsid="03f58705" style:font-size-asian="10pt" style:font-size-complex="10pt"/>
    </style:style>
    <style:style style:name="T16" style:family="text">
      <style:text-properties officeooo:rsid="036ae1f4"/>
    </style:style>
    <style:style style:name="T17" style:family="text">
      <style:text-properties officeooo:rsid="038641a4"/>
    </style:style>
    <style:style style:name="T18" style:family="text">
      <style:text-properties officeooo:rsid="0386ae7c"/>
    </style:style>
    <style:style style:name="T19" style:family="text">
      <style:text-properties officeooo:rsid="03887c6f"/>
    </style:style>
    <style:style style:name="T20" style:family="text">
      <style:text-properties officeooo:rsid="038e0ee9"/>
    </style:style>
    <style:style style:name="T21" style:family="text">
      <style:text-properties officeooo:rsid="038e84a2"/>
    </style:style>
    <style:style style:name="T22" style:family="text">
      <style:text-properties officeooo:rsid="03904413"/>
    </style:style>
    <style:style style:name="T23" style:family="text">
      <style:text-properties officeooo:rsid="039b94b5"/>
    </style:style>
    <style:style style:name="T24" style:family="text">
      <style:text-properties style:font-name="Droid Sans Mono" fo:font-size="10.5pt" fo:font-weight="normal"/>
    </style:style>
    <style:style style:name="T25" style:family="text">
      <style:text-properties style:font-name="Droid Sans Mono" fo:font-size="10.5pt" fo:font-weight="normal" officeooo:rsid="03b4288f"/>
    </style:style>
    <style:style style:name="T26" style:family="text">
      <style:text-properties style:font-name="Droid Sans Mono" fo:font-size="10.5pt" fo:font-weight="normal" officeooo:rsid="03b57b00"/>
    </style:style>
    <style:style style:name="T27" style:family="text">
      <style:text-properties style:font-name="Droid Sans Mono" fo:font-size="10.5pt" fo:font-weight="normal" officeooo:rsid="0413f01c" fo:background-color="transparent" loext:char-shading-value="0"/>
    </style:style>
    <style:style style:name="T28" style:family="text">
      <style:text-properties style:font-name="Droid Sans Mono" fo:font-size="10.5pt" fo:font-weight="normal" officeooo:rsid="03c0bd9e" fo:background-color="transparent" loext:char-shading-value="0"/>
    </style:style>
    <style:style style:name="T29" style:family="text">
      <style:text-properties officeooo:rsid="039d77ea"/>
    </style:style>
    <style:style style:name="T30" style:family="text">
      <style:text-properties officeooo:rsid="03a23f4a"/>
    </style:style>
    <style:style style:name="T31" style:family="text">
      <style:text-properties officeooo:rsid="03a34640"/>
    </style:style>
    <style:style style:name="T32" style:family="text">
      <style:text-properties officeooo:rsid="03a560e1"/>
    </style:style>
    <style:style style:name="T33" style:family="text">
      <style:text-properties style:use-window-font-color="true" officeooo:rsid="03887c6f" fo:background-color="transparent" loext:char-shading-value="0"/>
    </style:style>
    <style:style style:name="T34" style:family="text">
      <style:text-properties style:use-window-font-color="true" style:font-name="Droid Sans Mono" fo:font-weight="normal" fo:background-color="transparent" loext:char-shading-value="0"/>
    </style:style>
    <style:style style:name="T35" style:family="text">
      <style:text-properties style:use-window-font-color="true" style:font-name="Droid Sans Mono" fo:font-weight="normal" officeooo:rsid="03cbb6a3" fo:background-color="transparent" loext:char-shading-value="0"/>
    </style:style>
    <style:style style:name="T36" style:family="text">
      <style:text-properties officeooo:rsid="03ab8851"/>
    </style:style>
    <style:style style:name="T37" style:family="text">
      <style:text-properties officeooo:rsid="03abbbf4"/>
    </style:style>
    <style:style style:name="T38" style:family="text">
      <style:text-properties officeooo:rsid="03ad35b5"/>
    </style:style>
    <style:style style:name="T39" style:family="text">
      <style:text-properties officeooo:rsid="03ad4e9f"/>
    </style:style>
    <style:style style:name="T40" style:family="text">
      <style:text-properties officeooo:rsid="03ae31d0"/>
    </style:style>
    <style:style style:name="T41" style:family="text">
      <style:text-properties officeooo:rsid="03b2afaa"/>
    </style:style>
    <style:style style:name="T42" style:family="text">
      <style:text-properties officeooo:rsid="03b57b00"/>
    </style:style>
    <style:style style:name="T43" style:family="text">
      <style:text-properties officeooo:rsid="03bc6b63"/>
    </style:style>
    <style:style style:name="T44" style:family="text">
      <style:text-properties officeooo:rsid="03bf2832"/>
    </style:style>
    <style:style style:name="T45" style:family="text">
      <style:text-properties officeooo:rsid="03c0bd9e"/>
    </style:style>
    <style:style style:name="T46" style:family="text">
      <style:text-properties officeooo:rsid="03c3b54d"/>
    </style:style>
    <style:style style:name="T47" style:family="text">
      <style:text-properties officeooo:rsid="03c64199"/>
    </style:style>
    <style:style style:name="T48" style:family="text">
      <style:text-properties officeooo:rsid="03c8205e"/>
    </style:style>
    <style:style style:name="T49" style:family="text">
      <style:text-properties officeooo:rsid="03c8d4a4"/>
    </style:style>
    <style:style style:name="T50" style:family="text">
      <style:text-properties officeooo:rsid="03c8f853"/>
    </style:style>
    <style:style style:name="T51" style:family="text">
      <style:text-properties officeooo:rsid="03ce267f"/>
    </style:style>
    <style:style style:name="T52" style:family="text">
      <style:text-properties officeooo:rsid="03d7f7e1"/>
    </style:style>
    <style:style style:name="T53" style:family="text">
      <style:text-properties officeooo:rsid="03d9aab4"/>
    </style:style>
    <style:style style:name="T54" style:family="text">
      <style:text-properties officeooo:rsid="03e4f4ff"/>
    </style:style>
    <style:style style:name="T55" style:family="text">
      <style:text-properties officeooo:rsid="03e7951f"/>
    </style:style>
    <style:style style:name="T56" style:family="text">
      <style:text-properties officeooo:rsid="03e7a5b6"/>
    </style:style>
    <style:style style:name="T57" style:family="text">
      <style:text-properties officeooo:rsid="03ec1031"/>
    </style:style>
    <style:style style:name="T58" style:family="text">
      <style:text-properties officeooo:rsid="03ee5c55"/>
    </style:style>
    <style:style style:name="T59" style:family="text">
      <style:text-properties officeooo:rsid="03efbb1c"/>
    </style:style>
    <style:style style:name="T60" style:family="text">
      <style:text-properties officeooo:rsid="03f1495c"/>
    </style:style>
    <style:style style:name="T61" style:family="text">
      <style:text-properties officeooo:rsid="03e1cf92"/>
    </style:style>
    <style:style style:name="T62" style:family="text">
      <style:text-properties officeooo:rsid="03fc3f8f"/>
    </style:style>
    <style:style style:name="T63" style:family="text">
      <style:text-properties officeooo:rsid="03fd4991"/>
    </style:style>
    <style:style style:name="T64" style:family="text">
      <style:text-properties officeooo:rsid="03ff319d"/>
    </style:style>
    <style:style style:name="T65" style:family="text">
      <style:text-properties officeooo:rsid="04056dd9"/>
    </style:style>
    <style:style style:name="T66" style:family="text">
      <style:text-properties officeooo:rsid="0408278d"/>
    </style:style>
    <style:style style:name="T67" style:family="text">
      <style:text-properties officeooo:rsid="040b3b62"/>
    </style:style>
    <style:style style:name="T68" style:family="text">
      <style:text-properties fo:color="#009933"/>
    </style:style>
    <style:style style:name="T69" style:family="text">
      <style:text-properties fo:color="#009933" style:font-name="Droid Sans Mono" fo:font-size="10.5pt" fo:font-weight="normal" officeooo:rsid="04161dd5" fo:background-color="transparent" loext:char-shading-value="0"/>
    </style:style>
    <style:style style:name="T70" style:family="text">
      <style:text-properties fo:color="#009933" style:font-name="Droid Sans Mono" fo:font-size="10.5pt" fo:font-weight="normal" officeooo:rsid="0417cc22" fo:background-color="transparent" loext:char-shading-value="0"/>
    </style:style>
    <style:style style:name="T71" style:family="text">
      <style:text-properties fo:color="#009933" style:font-name="Droid Sans Mono" fo:font-size="10.5pt" fo:font-weight="normal" officeooo:rsid="0418ed82" fo:background-color="transparent" loext:char-shading-value="0"/>
    </style:style>
    <style:style style:name="T72" style:family="text">
      <style:text-properties fo:color="#009933" style:font-name="Droid Sans Mono" fo:font-size="10.5pt" fo:font-weight="normal" officeooo:rsid="0419189c" fo:background-color="transparent" loext:char-shading-value="0"/>
    </style:style>
    <style:style style:name="T73" style:family="text">
      <style:text-properties officeooo:rsid="04112f12"/>
    </style:style>
    <style:style style:name="T74" style:family="text">
      <style:text-properties officeooo:rsid="0412bc12"/>
    </style:style>
    <style:style style:name="T75" style:family="text">
      <style:text-properties officeooo:rsid="041a63d4"/>
    </style:style>
    <style:style style:name="T76" style:family="text">
      <style:text-properties officeooo:rsid="041bd31f"/>
    </style:style>
    <style:style style:name="T77" style:family="text">
      <style:text-properties officeooo:rsid="041d9bfb"/>
    </style:style>
    <style:style style:name="T78" style:family="text">
      <style:text-properties officeooo:rsid="042000c0"/>
    </style:style>
    <style:style style:name="T79" style:family="text">
      <style:text-properties officeooo:rsid="04229145"/>
    </style:style>
    <style:style style:name="T80" style:family="text">
      <style:text-properties officeooo:rsid="0426c0c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1"><text:span text:style-name="T66">מטלה</text:span> 2</text:h>
      <text:p text:style-name="P41">בתרגיל זה נעשה מספר ניסויים שמטרתם להכיר את הקומפיילר <text:span text:style-name="T12">החכם של C++ </text:span>ואת הדברים שהוא עושה <text:span text:style-name="T12">עבורנו מאחרי הקלעים.</text:span></text:p>
      <text:p text:style-name="P47">שימו לב: התשובות לרוב השאלות לא נלמדו בהרצאה. נסו לענות עליהן כמיטב יכולתכם ע"י (א)<text:span text:style-name="T32"> הגיון, (ב)</text:span> <text:span text:style-name="T32">אינטואיציה</text:span>, (<text:span text:style-name="T32">ג</text:span>) ניסוי וטעיה, (<text:span text:style-name="T32">ד</text:span>) <text:span text:style-name="T13">קריאה באינטרנט למשל <text:line-break/>כאן: </text:span><text:span text:style-name="T14">https://www3.nd.edu/~dthain/courses/cse40243/fall2015/intel-intro.html</text:span><text:span text:style-name="T13"> <text:s/><text:line-break/>או כאן: </text:span><text:span text:style-name="T14">https://youtu.be/bSkpMdDe4g4</text:span><text:span text:style-name="T15"> <text:s/>(סרטון מעולה, מומלץ מאד).</text:span><text:span text:style-name="T13"><text:line-break/>(ה) אם אתם מסתבכים תבואו לשאול אותנו, התרגיל לא אמור לקחת מעל חצי יום!</text:span></text:p>
      <text:p text:style-name="P48">הגשה בזוגות. <text:span text:style-name="T61">ניתן להוריד את התרגיל כקובץ וורד ולענות בגוף התרגיל.</text:span></text:p>
      <text:p text:style-name="P45"/>
      <text:p text:style-name="Heading_20_2"><text:span text:style-name="T57">א</text:span>. הכנה</text:p>
      <text:p text:style-name="P49">ודאו שיש לכם גישה למערכת <text:span text:style-name="T17">לינוקס</text:span>. אפשר להשתמש במחשבים בבניין 9 קומה 3<text:span text:style-name="T62">; </text:span>להתקין על המחשב<text:span text:style-name="T17"> שלכם: https://itsfoss.com/install-ubuntu-dual-boot-mode-windows/</text:span>, או להתקין <text:span text:style-name="T17">אובונטו </text:span>על <text:span text:style-name="T17">דיסק-און-קי</text:span>: <text:span text:style-name="T17"><text:s/></text:span>http://unetbootin.github.io <text:span text:style-name="T18">, או להשתמש באתר כגון c9.io.</text:span></text:p>
      <text:p text:style-name="P42">ודאו שיש לכם קומפיילר טוב ל-c++. <text:span text:style-name="T63">למשל, אפשר</text:span> להתקין <text:s/><text:span text:style-name="T16">clang++-5.0 ע"י הרצת הפקודה הבאה במסוף של אובונטו:</text:span></text:p>
      <text:p text:style-name="P50">sudo apt install clang++-5.0</text:p>
      <text:p text:style-name="P3"><text:span text:style-name="T57">ב</text:span>. <text:span text:style-name="T19">תוכנית מינימלית</text:span></text:p>
      <text:p text:style-name="P44">כיתבו<text:span text:style-name="T19"> תוכנית ++C מינימלית: <text:s/></text:span></text:p>
      <text:p text:style-name="P54">int main () { return 1234; }</text:p>
      <text:p text:style-name="P8"><text:span text:style-name="T58">1</text:span>. קמפלו והריצו את התוכנית. בידקו את הערך המוחזר ממנה<text:span text:style-name="T20"> למערכת ההפעלה</text:span> ע"י:</text:p>
      <text:p text:style-name="P51">echo $?</text:p>
      <text:p text:style-name="P8">מהו הערך המוחזר ומדוע?</text:p>
      <text:list xml:id="list4775498537694536792" text:style-name="L1">
        <text:list-item>
          <text:p text:style-name="P74">מוחזר 210, אם משנים את הערך 1234 למספרים אחרים רואים שגם הערך המוחזר משתנה בהתאם. אחרי כמה ניסיונות מבינים את החוקיות - הערך 210 הוא השארית של 1234 בחלוקה ל-256. מכאן שהערך המוחזר חייב להיכנס לבייט אחד ואם מחזירים ערך גדול יותר הוא מקוצץ.</text:p>
        </text:list-item>
      </text:list>
      <text:p text:style-name="P14"/>
      <text:p text:style-name="P8"><text:span text:style-name="T58">2</text:span>. <text:span text:style-name="T19">קמפלו </text:span>את התוכנית <text:span text:style-name="T19">לאסמבלר ע"י:</text:span></text:p>
      <text:p text:style-name="P53"><text:span text:style-name="T33">clang++-5.0 <text:s/>--assemble <text:s/></text:span><text:span text:style-name="T34">-fno-asynchronous-unwind-tables <text:line-break/></text:span><text:span text:style-name="T35"> <text:s text:c="8"/></text:span><text:span text:style-name="T34">-fno-exceptions -fno-rtti </text:span><text:span text:style-name="T19">&lt;filename&gt;.cpp</text:span></text:p>
      <text:p text:style-name="P13">(הדגלים המתחילים ב-f אומרים לקומפיילר ליצור קוד אסמבלי נקי יותר - בלי הערות מיותרות).</text:p>
      <text:p text:style-name="P15"><text:span text:style-name="T51">קיראו את קוד האסמבלי שהתקבל. </text:span>מה <text:span text:style-name="T59">לדעתכם </text:span>משמעות השורות שמתחילות בנקודה (.)? </text:p>
      <text:list xml:id="list202728495406229" text:continue-numbering="true" text:style-name="L1">
        <text:list-item>
          <text:p text:style-name="P74">אלה הערות עבור האסמבלר - מעין תיעוד פנימי, כגון שם קובץ-המקור וכד'.</text:p>
        </text:list-item>
      </text:list>
      <text:p text:style-name="P16"><text:soft-page-break/>3. איזה מהשורות הללו אפשר למחוק בלי לשנות את התוצאה?</text:p>
      <text:p text:style-name="P7">(הערה: כדי לקמפל קובץ בשפת אסמבלי אפשר להשתמש ב-clang<text:span text:style-name="T64">++</text:span> כרגיל בלי הדגל <text:span text:style-name="T21">--assemble</text:span>).</text:p>
      <text:list xml:id="list202729712281111" text:continue-numbering="true" text:style-name="L1">
        <text:list-item>
          <text:p text:style-name="P75">ע"י ניסוי וטעיה מקבלים שכמעט את כל השורות אפשר למחוק - השורה היחידה החשובה היא <text:span text:style-name="T67">.globl<text:tab/>main , בלעדיה מקבלים שגיאה בשלב הקישור (link) על כך שהסמל main לא מוגדר.</text:span></text:p>
        </text:list-item>
      </text:list>
      <text:p text:style-name="P9"><text:span text:style-name="T60">4</text:span>.<text:span text:style-name="T22"> איזה פעולה באסמבלי משמשת להחזרת מספר שלם כלשהו מתוך פונקציה?</text:span></text:p>
      <text:list xml:id="list8004854348962982169" text:style-name="L2">
        <text:list-item>
          <text:p text:style-name="P76">מחפשים בקוד את המספר 1234 ומוצאים את הפקודה: </text:p>
        </text:list-item>
      </text:list>
      <text:p text:style-name="P55">movl<text:tab/>&lt;value&gt;, %eax</text:p>
      <text:p text:style-name="P17"><text:span text:style-name="T68">כאשר value הוא הערך המוחזר. כנראה המוסכמה היא, כשכשפונקציה רוצה להחזיר מספר שלם, היא שמה אותו ברגיסטר שנקרא eax.</text:span> </text:p>
      <text:p text:style-name="P4"><text:span text:style-name="T57">ג</text:span>. <text:span text:style-name="T23">משתנים מקומיים</text:span></text:p>
      <text:p text:style-name="P10">שנו את <text:span text:style-name="T36">הקוד בתוך main </text:span>ל:</text:p>
      <text:p text:style-name="P52">int i=2<text:span text:style-name="T29">, j=3, k=i+j; return k;</text:span></text:p>
      <text:p text:style-name="P18"><text:span text:style-name="T60">5. </text:span>קמפלו <text:span text:style-name="T37">וקיראו</text:span> את הקוד. איפה נמצאים המשתנים i, j, k? </text:p>
      <text:list xml:id="list7989072269446064978" text:style-name="L3">
        <text:list-item>
          <text:p text:style-name="P83">-4(%rbp), -8(%rbp), -12(%rbp)</text:p>
        </text:list-item>
      </text:list>
      <text:p text:style-name="P20"><text:span text:style-name="T60">6</text:span>. <text:span text:style-name="T30">לפי התשובה לסעיף א, </text:span>מה לדעתכם המשמעות ש<text:span text:style-name="T31">ל %rbp</text:span>?</text:p>
      <text:list xml:id="list6683325869075301015" text:style-name="L4">
        <text:list-item>
          <text:p text:style-name="P77">אנחנו יודעים שבשפת ++c משתנים מקומיים נמצאים על המחסנית. מכאן ש-rbp הוא כנראה מצביע לתחילת המחסנית (אולי ראשי-תיבות של register base pointer). הכתובות של המשתנים המקומיים מחושבות ביחס אליו. </text:p>
        </text:list-item>
      </text:list>
      <text:p text:style-name="P20"><text:span text:style-name="T60">7</text:span>. <text:span text:style-name="T30">לפי התשובה לסעיף ב והקוד, מה לדעתכם המשמעות של %rsp?</text:span></text:p>
      <text:list xml:id="list202728346666258" text:continue-numbering="true" text:style-name="L4">
        <text:list-item>
          <text:p text:style-name="P78">רואים שבתחילת הפונקציה main, הערך של rsp מועבר לתוך rbp. מכאן ש-rsp מציין גם-כן מצביע למחסנית (register stack pointer). כנראה, rbp <text:span text:style-name="T80">מצביע לבסיס המחסנית שהוא </text:span>קבוע למשך כל הפונקציה (<text:span text:style-name="T80">כך שהכתובת של המשתנים המקומיים תהיה קבועה</text:span>), בעוד ש-rsp <text:span text:style-name="T80">מצביע לראש המחסנית והוא </text:span>יכול להשתנות כשדוחפים דברים למחסנית. </text:p>
        </text:list-item>
      </text:list>
      <text:p text:style-name="P21"><text:span text:style-name="T60">8</text:span>. <text:span text:style-name="T41">איזו </text:span>פקודת אסמבלי משמשת לחיבור מספרים שלמים?</text:p>
      <text:list xml:id="list5267214239450898972" text:style-name="L5">
        <text:list-item>
          <text:p text:style-name="P79">אפשר לזהות בקוד את הפקודה addl. </text:p>
        </text:list-item>
      </text:list>
      <text:p text:style-name="P22"><text:span text:style-name="T60">9</text:span>.<text:span text:style-name="T41"> איזו </text:span>פקודת אסמבלי משמשת <text:span text:style-name="T41">לכפל </text:span>מספרים שלמים?</text:p>
      <text:list xml:id="list6230265145726916698" text:style-name="L6">
        <text:list-item>
          <text:p text:style-name="P80">משנים בקוד-המקור את + ל-* ומקבלים באסמבלי את הפקודה imull.</text:p>
        </text:list-item>
      </text:list>
      <text:p text:style-name="P12"><text:span text:style-name="T60">10</text:span>. איזו פקודת אסמבלי משמשת לחילוק מספרים שלמים?</text:p>
      <text:list xml:id="list202728830574805" text:continue-numbering="true" text:style-name="L6">
        <text:list-item>
          <text:p text:style-name="P80">משנים את הפעולה ל-/ ומקבלים idivl.</text:p>
        </text:list-item>
      </text:list>
      <text:p text:style-name="P12"><text:span text:style-name="T60">11</text:span>. איזו פקודת אסמבלי משמשת למציאת שארית בין מספרים שלמים? איך זה מסתדר עם סעיף ו?</text:p>
      <text:list xml:id="list202728559216590" text:continue-numbering="true" text:style-name="L6">
        <text:list-item>
          <text:p text:style-name="P80">משנים את הפעולה ל-% ומקבלים שוב idivl! איך זה מסתדר? כי חילוק ושארית זה אותה פעולה: כשעושים חילוק ארוך, מקבלים בו-זמנית גם את המנה וגם את השארית. המעבד בנוי כך <text:span text:style-name="T73">שהוא שם את המנה ברגיסטר אחד ואת השארית ברגיסטר אחר.</text:span></text:p>
        </text:list-item>
      </text:list>
      <text:p text:style-name="P12"/>
      <text:p text:style-name="P5"><text:soft-page-break/><text:span text:style-name="T57">ד</text:span>. <text:span text:style-name="T23">משתנים גלובליים</text:span></text:p>
      <text:p text:style-name="P43"><text:span text:style-name="T38">הוציאו </text:span>את <text:span text:style-name="T40">השורה </text:span>"<text:span text:style-name="T23">int i=2, j=3, k=i+j;</text:span>" <text:span text:style-name="T38">מתוך main והדביקו מעל main</text:span>:</text:p>
      <text:p text:style-name="P56">int i=2, j=3, k=i+j;<text:span text:style-name="T42"> </text:span></text:p>
      <text:p text:style-name="P59"><text:span text:style-name="T24">int main() {</text:span><text:span text:style-name="T25"> </text:span><text:span text:style-name="T26">return k; </text:span><text:span text:style-name="T24">}</text:span></text:p>
      <text:p text:style-name="P60"/>
      <text:p text:style-name="P19"><text:span text:style-name="T60">12. </text:span>קמפלו <text:span text:style-name="T37">וקיראו</text:span> את הקוד. איפה נמצאים המשתנים i, j, k<text:span text:style-name="T38"> עכשיו?</text:span></text:p>
      <text:list xml:id="list9156886102539866491" text:style-name="L7">
        <text:list-item>
          <text:p text:style-name="P81">עכשיו לכל אחד מהם יש מיוחד וקבוע בזיכרון, עם תוית מיוחדת - <text:span text:style-name="T74">הוא כבר </text:span>לא קשור למחסנית. </text:p>
        </text:list-item>
      </text:list>
      <text:p text:style-name="P11"><text:span text:style-name="T60">13</text:span>.<text:span text:style-name="T39"> כמה ואיזה פונקציות נוספו לקוד עכשיו, מלבד הפונקציה main? מדוע הן נוספו?</text:span></text:p>
      <text:list xml:id="list202728163836472" text:continue-numbering="true" text:style-name="L7">
        <text:list-item>
          <text:p text:style-name="P82">אצלי נוספו שתי פונקציות, __cxx_global_var_init ו_GLOBAL__sub_I_c.cpp, נראה שמטרתן היא לאתחל את המשתנים הגלובליים.</text:p>
        </text:list-item>
      </text:list>
      <text:p text:style-name="P6"><text:span text:style-name="T57">ה</text:span>. <text:span text:style-name="T43">פונקציות</text:span></text:p>
      <text:p text:style-name="P46">כיתבו את התוכנית הבאה:</text:p>
      <text:p text:style-name="P57">int <text:span text:style-name="T46">triple</text:span>(int x) {<text:span text:style-name="T44"> <text:s text:c="2"/></text:span>return <text:span text:style-name="T46">3</text:span>*x;<text:span text:style-name="T44"> <text:s/></text:span>}</text:p>
      <text:p text:style-name="P58">int main() {<text:span text:style-name="T44"> <text:s/></text:span>return <text:span text:style-name="T46">triple</text:span>(<text:span text:style-name="T52">1111</text:span>);<text:span text:style-name="T44"> </text:span>}</text:p>
      <text:p text:style-name="P26"/>
      <text:p text:style-name="P27"><text:span text:style-name="T60">14</text:span>. קמפלו וקיראו את הקוד. <text:span text:style-name="T47">איזו פקודת אסמבלי משמשת לקריאה לפונקציה?</text:span></text:p>
      <text:list xml:id="list9059640220244566745" text:style-name="L8">
        <text:list-item>
          <text:p text:style-name="P62">callq &lt;function-name&gt;</text:p>
        </text:list-item>
      </text:list>
      <text:p text:style-name="P27"/>
      <text:p text:style-name="P39"><text:span text:style-name="T60">15</text:span>. מדוע הפונקציה נקראת triplei ולא רק triple? </text:p>
      <text:list xml:id="list6740909083137315428" text:style-name="L9">
        <text:list-item>
          <text:p text:style-name="P64">כפי שלמדנו, בשפת ++C ניתן לבצע העמסה של פונקציות - פונקציות שונות עם אותו שם ופרמטרים שונים. כדי שהאסמבלר יוכל להבחין ביניהן, צריך לתת לכל פונקציה שם הכולל את הפרמטרים שלה. במקרה זה יש פרמטר אחד int ולכן הקומפיילר מוסיף i לשם הפונקציה.</text:p>
        </text:list-item>
      </text:list>
      <text:p text:style-name="P26"/>
      <text:p text:style-name="P28"><text:span text:style-name="T60">16</text:span>. מה צריך <text:span text:style-name="T45">לעשות כדי ששם הפונקציה באסמבלי ישתנה ל-tripled (בלי לשנות את פעולתה)? <text:s/>triplec? triplel?</text:span></text:p>
      <text:list xml:id="list4736076368705861064" text:style-name="L10">
        <text:list-item>
          <text:p text:style-name="P72"><text:span text:style-name="T27">ע"י ניסוי וטעיה מגלים ששם הפונקציה משתנה בהתאם כאשר משנים את סוג הפרמטר של triple ל-double, char, long.</text:span><text:span text:style-name="T28"><text:line-break/></text:span></text:p>
        </text:list-item>
      </text:list>
      <text:p text:style-name="P31"><text:span text:style-name="T60">17</text:span>. שנו את סיומת הקובץ מ-cpp ל-c, וקמפלו אותו <text:span text:style-name="T48">שוב </text:span>בתוספת הדגל <text:span text:style-name="T1">ObjC-</text:span><text:span text:style-name="T2"> </text:span><text:span text:style-name="T7">(בנוסף לכל הדגלים שהעברתם קודם)</text:span>.<text:span text:style-name="T48"> הדגל הזה אומר לקומפיילר להתייחס לקובץ כאל תוכנית בשפת Objective C. לצורך התוכנית שלנו, השפה הזאת שקולה לשפת סי שאתם מכירים. <text:s text:c="3"/>מדוע הפונקציה נקראת עכשיו רק triple בלי תוספת?</text:span></text:p>
      <text:list xml:id="list7496204179053738511" text:style-name="L11">
        <text:list-item>
          <text:p text:style-name="P73"><text:span text:style-name="T69">בשפת סי אין אפשרות להעמיס פונקציות - יש רק פונקציה אחת עם </text:span><text:span text:style-name="T71">כל</text:span><text:span text:style-name="T69"> שם. לכן אין צורך </text:span><text:span text:style-name="T72">להוסיף</text:span><text:span text:style-name="T69"> את סוג הפרמטר </text:span><text:span text:style-name="T72">ל</text:span><text:span text:style-name="T69">שם הפונקציה</text:span><text:span text:style-name="T72">,</text:span><text:span text:style-name="T69"> ואפשר פשוט לקרוא ל</text:span><text:span text:style-name="T70">ה</text:span><text:span text:style-name="T69"> בשמה.</text:span></text:p>
        </text:list-item>
      </text:list>
      <text:p text:style-name="Heading_20_2"><text:span text:style-name="T57">ו</text:span>. <text:span text:style-name="T45">אינליין</text:span></text:p>
      <text:p text:style-name="P24"><text:span text:style-name="T60">18</text:span>. <text:span text:style-name="T5">היפכו את ה</text:span>פונקציה <text:span text:style-name="T49">triple</text:span> <text:span text:style-name="T5">ל-inline כפי שנלמד בשיעור, </text:span>וקמפלו שוב. מה ההבדלים בקוד האסמבלי שהתקבל?<text:span text:style-name="T4"> </text:span></text:p>
      <text:list xml:id="list2334917183229454224" text:style-name="L12">
        <text:list-item>
          <text:p text:style-name="P65">אין הבדל משמעותי (ייתכנו הבדלים לא משמעותיים כגון החלפת סדר בין פונקציות).</text:p>
        </text:list-item>
      </text:list>
      <text:p text:style-name="P24"/>
      <text:p text:style-name="P34">19. איך זה מסתדר עם מה שלמדנו בכיתה על inline?</text:p>
      <text:p text:style-name="P23"/>
      <text:list xml:id="list202728963800085" text:continue-numbering="true" text:style-name="L12">
        <text:list-item>
          <text:p text:style-name="P65">כפי שלמדנו, המילה inline היא רק רמז (hint) לקומפיילר - הוא לא חייב להתייחס לרמז הזה. ואכן בדרך-כלל הוא מתעלם מהרמז הזה<text:span text:style-name="T75">.</text:span></text:p>
        </text:list-item>
      </text:list>
      <text:p text:style-name="Heading_20_2"><text:soft-page-break/><text:span text:style-name="T57">ז</text:span>. <text:span text:style-name="T50">אופטימיזציות</text:span></text:p>
      <text:p text:style-name="P32">בסעיף זה יש להוסיף לקימפול <text:span text:style-name="T53">את הדגל </text:span><text:span text:style-name="T3">O2- </text:span><text:span text:style-name="T8">(בנוסף ל assemble--). </text:span><text:span text:style-name="T9"><text:s/>הדגל אומר לקומפיילר לבצע אופטימיזציות שונות </text:span><text:span text:style-name="T10">כדי להקטין את הקוד ולקצר את זמן הריצה שלו</text:span><text:span text:style-name="T11">.</text:span></text:p>
      <text:p text:style-name="P37"/>
      <text:p text:style-name="P25"><text:span text:style-name="T60">20</text:span>. <text:span text:style-name="T53">הורידו את ה-inline מהפוקנציה triple וקמפלו את התוכנית. איך השפיע הדגל O2 על הפונקציה main?</text:span></text:p>
      <text:list xml:id="list202728927949293" text:continue-numbering="true" text:style-name="L12">
        <text:list-item>
          <text:p text:style-name="P66">הפונקציה התקצרה מאד - היא בכלל לא קוראת ל-triple. הקומפיילר למעשה קרא ל-triple בעצמו, חישב את הערך שהיא אמורה להחזיר, ושם אותו ישירות בתוך main, כדי לחסוך לנו את הקריאה לפונקציה.</text:p>
        </text:list-item>
      </text:list>
      <text:p text:style-name="P25"/>
      <text:p text:style-name="P33"><text:span text:style-name="T60">21</text:span>. איך השפיע הדגל<text:span text:style-name="T55"> O2</text:span> על הפונקציה triple?<text:span text:style-name="T54"> מדוע? <text:s/>כדי להבין טוב יותר, החליפו את המספר 3 במספרים אחרים - 6, 12, 24, 65537... מה עושה הקומפיילר ומדוע?</text:span></text:p>
      <text:list xml:id="list202728146433715" text:continue-numbering="true" text:style-name="L12">
        <text:list-item>
          <text:p text:style-name="P68">הקוד שמכפיל בשלוש (imull) נעלם, ובמקומו הופיעה פקודה חדשה - <text:s text:c="2"/>leal<text:tab/>. <text:span text:style-name="T76">ע"י החלפת המספר 3 במספרים אחרים מבינים שהפעולה הזאת מבצעת כפל באופן עקיף - למשל במקום לבצע</text:span></text:p>
        </text:list-item>
        <text:list-item>
          <text:p text:style-name="P63">y = x*3</text:p>
        </text:list-item>
        <text:list-item>
          <text:p text:style-name="P69">היא מבצעת:</text:p>
        </text:list-item>
        <text:list-item>
          <text:p text:style-name="P63">y = x+x*2</text:p>
        </text:list-item>
        <text:list-item>
          <text:p text:style-name="P69">בנוסף, אם מחליפים למשל את ה-3 ל-6 הקומפיילר מוסיף פעולה נוספת:</text:p>
        </text:list-item>
        <text:list-item>
          <text:p text:style-name="P63">addl<text:tab/>%edi, %edi</text:p>
        </text:list-item>
        <text:list-item>
          <text:p text:style-name="P69">כלומר, במקום להכפיל ב-6, הוא קודם-כל מוסיף את המספר לעצמו, ואז מכפיל ב-3.</text:p>
        </text:list-item>
      </text:list>
      <text:p text:style-name="P40">מה ההסבר לכל השינויים האלה? כנראה שהפעולה imull היא פעולה איטית, <text:s/>והפעולות leal, addl הן פעולות מהירות. <text:span text:style-name="T77">במצב אופטימיזציה, </text:span>הקומפיילר מעדיף להחליף פעולה אחת איטית במספר פעולות מהירות.</text:p>
      <text:p text:style-name="P38"/>
      <text:p text:style-name="P35"><text:span text:style-name="T65">22. הוסיפו בחזרה את inline לפונקציה triple וקמפלו שוב. </text:span>איך השפיע<text:span text:style-name="T56">ה הוספת </text:span>inline על הפונקציה main?</text:p>
      <text:list xml:id="list3538543307516155139" text:style-name="L13">
        <text:list-item>
          <text:p text:style-name="P67">לא השפיעה<text:span text:style-name="T78">: היא עדיין כוללת רק את תוצאת הפונקציה ללא קריאה לפונקציה.</text:span></text:p>
        </text:list-item>
      </text:list>
      <text:p text:style-name="P33"/>
      <text:p text:style-name="P33"><text:span text:style-name="T65">23</text:span>. איך השפיע<text:span text:style-name="T56">ה הוספת</text:span> inline על הפונקציה triple?</text:p>
      <text:list xml:id="list202728627993763" text:continue-numbering="true" text:style-name="L13">
        <text:list-item>
          <text:p text:style-name="P70">הפונקציה נעלמה. כיוון שאמרנו לקומפיילר שאנחנו רוצים שהיא תהיה inline, הוא הבין שאנחנו לא צריכים את גוף הפונקציה בכלל, והחליט לחסוך מקום ולמחוק אותה.</text:p>
        </text:list-item>
      </text:list>
      <text:p text:style-name="P29"/>
      <text:p text:style-name="P30"><text:span text:style-name="T65">24</text:span>. <text:span text:style-name="T6">נסו לשנות את הקוד של הפונקציה triple כך שיהיה מסובך יותר והקומפיילר לא יוכל "להעלים" אותו. מהו הקוד הכי פשוט שהצלחתם ליצור, שהוא מסובך מדי בשביל האופטימיזציה של הקומפיילר?</text:span></text:p>
      <text:list xml:id="list202729965254617" text:continue-numbering="true" text:style-name="L13">
        <text:list-item>
          <text:p text:style-name="P71">זו שאלה קשה<text:span text:style-name="T79">, הקומפיילר הוא חכם ומצליח לצמצם הרבה סוגים של פונקציות. סטודנטים הצליחו "לנצח" את הקומפיילר ע"י פונקציה רקורסיבית כגון עצרת, לולאה אינסופית, פונקציה בתוך פונקציה, קלט מהמשתמש, ועוד.</text:span></text:p>
        </text:list-item>
      </text:list>
      <text:p text:style-name="P30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shadow="none" style:writing-mode="rl-tb"/>
      <style:text-properties fo:color="#3333ff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6T20:27:27.775262682</dc:date>
    <meta:editing-duration>P7DT16H32M18S</meta:editing-duration>
    <meta:editing-cycles>975</meta:editing-cycles>
    <meta:document-statistic meta:table-count="0" meta:image-count="0" meta:object-count="0" meta:page-count="4" meta:paragraph-count="90" meta:word-count="1271" meta:character-count="7305" meta:non-whitespace-character-count="6112"/>
  </office:meta>
</office:document-meta>
</file>